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8.1. Access Token Türlerinin Tanımlanması</text:span></text:h>
      <text:list text:style-name="L1">
        <text:list-item>
          <text:p text:style-name="P1"><text:span text:style-name="Strong_20_Emphasis">Kayıt Yöntemleri:</text:span></text:p>
          <text:list>
            <text:list-item>
              <text:p text:style-name="P2">Belirteç türleri, iki şekilde tanımlanabilir:</text:p>
              <text:list>
                <text:list-item>
                  <text:p text:style-name="P2"><text:span text:style-name="Strong_20_Emphasis">Access Token Types</text:span> kayıt defterine kayıt edilerek (Bölüm 11.1'deki prosedürlere göre).</text:p>
                </text:list-item>
                <text:list-item>
                  <text:p text:style-name="P2">Benzersiz bir <text:span text:style-name="Strong_20_Emphasis">mutlak URI</text:span> adı kullanılarak.</text:p>
                </text:list-item>
              </text:list>
            </text:list-item>
          </text:list>
        </text:list-item>
        <text:list-item>
          <text:p text:style-name="P1"><text:span text:style-name="Strong_20_Emphasis">Kısıtlamalar:</text:span></text:p>
          <text:list>
            <text:list-item>
              <text:p text:style-name="P2">URI tabanlı adlandırma sadece belirli, vendor (satıcı)-odaklı ve genellikle başka sistemlere uygulanabilir olmayan durumlarla sınırlı olmalıdır.</text:p>
            </text:list-item>
            <text:list-item>
              <text:p text:style-name="P2">Diğer tüm türler <text:span text:style-name="Strong_20_Emphasis">kayıtlı olmalıdır</text:span> ve <text:span text:style-name="Strong_20_Emphasis">type-name ABNF</text:span> kurallarına uymalıdır.</text:p>
            </text:list-item>
          </text:list>
        </text:list-item>
        <text:list-item>
          <text:p text:style-name="P1"><text:span text:style-name="Strong_20_Emphasis">Tip Adlandırma Kuralları:</text:span></text:p>
          <text:list>
            <text:list-item>
              <text:p text:style-name="P2">Yeni bir HTTP kimlik doğrulama şeması tanımlanıyorsa, belirteç türü adı, HTTP kimlik doğrulama şeması adıyla aynı olmalıdır.</text:p>
            </text:list-item>
            <text:list-item>
              <text:p text:style-name="P1">Örnek olarak, "example" belirteç türü, sadece örneklerde kullanılmak üzere ayrılmıştır.</text:p>
            </text:list-item>
          </text:list>
        </text:list-item>
      </text:list>
      <text:p text:style-name="Horizontal_20_Line"/>
      <text:h text:style-name="Heading_20_3" text:outline-level="3"><text:span text:style-name="Strong_20_Emphasis">8.2. Yeni Uç Nokta Parametrelerinin Tanımlanması</text:span></text:h>
      <text:list text:style-name="L2">
        <text:list-item>
          <text:p text:style-name="P3"><text:span text:style-name="Strong_20_Emphasis">Kayıt Gereklilikleri:</text:span></text:p>
          <text:list>
            <text:list-item>
              <text:p text:style-name="P4">Yeni parametreler, OAuth Parameters kayıt defterine kayıt edilmelidir (Bölüm 11.2).</text:p>
            </text:list-item>
          </text:list>
        </text:list-item>
        <text:list-item>
          <text:p text:style-name="P3"><text:span text:style-name="Strong_20_Emphasis">Adlandırma Kuralları:</text:span></text:p>
          <text:list>
            <text:list-item>
              <text:p text:style-name="P4">Parametre adları, <text:span text:style-name="Strong_20_Emphasis">param-name ABNF</text:span> kurallarına uymalıdır.</text:p>
            </text:list-item>
            <text:list-item>
              <text:p text:style-name="P4">Parametre değerlerinin sentaksı iyi tanımlanmış olmalıdır (örneğin, ABNF kullanılarak veya mevcut parametrelerin sentaksına atıfta bulunarak).</text:p>
            </text:list-item>
          </text:list>
        </text:list-item>
        <text:list-item>
          <text:p text:style-name="P3"><text:span text:style-name="Strong_20_Emphasis">Vendor-Spesifik Parametreler:</text:span></text:p>
          <text:list>
            <text:list-item>
              <text:p text:style-name="P3">Kayıt edilmemiş, vendor-spesifik parametreler için, çakışmaları önlemek adına benzersiz bir önek kullanılmalıdır (ör. <text:span text:style-name="Source_20_Text">companyname_</text:span> ile başlayan adlar).</text:p>
            </text:list-item>
          </text:list>
        </text:list-item>
      </text:list>
      <text:p text:style-name="Horizontal_20_Line"/>
      <text:h text:style-name="Heading_20_3" text:outline-level="3"><text:span text:style-name="Strong_20_Emphasis">8.3. Yeni Yetkilendirme Verme Türlerinin Tanımlanması</text:span></text:h>
      <text:list text:style-name="L3">
        <text:list-item>
          <text:p text:style-name="P5"><text:span text:style-name="Strong_20_Emphasis">URI Kullanımı:</text:span></text:p>
          <text:list>
            <text:list-item>
              <text:p text:style-name="P6">Yeni yetkilendirme türleri, <text:span text:style-name="Strong_20_Emphasis">grant_type</text:span> parametresi ile benzersiz bir mutlak URI atanarak tanımlanabilir.</text:p>
            </text:list-item>
          </text:list>
        </text:list-item>
        <text:list-item>
          <text:p text:style-name="P5"><text:span text:style-name="Strong_20_Emphasis">Ek Parametreler:</text:span></text:p>
          <text:list>
            <text:list-item>
              <text:p text:style-name="P5">Yeni bir yetkilendirme verme türü, token uç noktasında ek parametreler gerektiriyorsa, bu parametreler OAuth Parameters kayıt defterine kayıt edilmelidir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8.4. Yeni Yetkilendirme Uç Noktası Yanıt Türlerinin Tanımlanması</text:span></text:h>
      <text:list text:style-name="L4">
        <text:list-item>
          <text:p text:style-name="P7"><text:span text:style-name="Strong_20_Emphasis">Yanıt Türlerinin Kaydı:</text:span></text:p>
          <text:list>
            <text:list-item>
              <text:p text:style-name="P8">Yeni yanıt türleri, <text:span text:style-name="Strong_20_Emphasis">Authorization Endpoint Response Types</text:span> kayıt defterine kayıt edilmelidir (Bölüm 11.3).</text:p>
            </text:list-item>
          </text:list>
        </text:list-item>
        <text:list-item>
          <text:p text:style-name="P7"><text:span text:style-name="Strong_20_Emphasis">Yanıt Türü Yapısı:</text:span></text:p>
          <text:list>
            <text:list-item>
              <text:p text:style-name="P8">Yanıt türü adları, <text:span text:style-name="Strong_20_Emphasis">response-type ABNF</text:span> kurallarına uymalıdır.</text:p>
            </text:list-item>
            <text:list-item>
              <text:p text:style-name="P8">Yanıt türü birden fazla değer içeriyorsa (%x20 boşluk karakteri ile ayrılmış), değerlerin sırası önemli değildir. Ancak, yalnızca bir sıra kayıt edilebilir.</text:p>
            </text:list-item>
          </text:list>
        </text:list-item>
        <text:list-item>
          <text:p text:style-name="P7"><text:span text:style-name="Strong_20_Emphasis">Örnek:</text:span></text:p>
          <text:list>
            <text:list-item>
              <text:p text:style-name="P8">"token code" gibi bir yanıt türü tanımlanabilir ve kayıt edilebilir.</text:p>
            </text:list-item>
            <text:list-item>
              <text:p text:style-name="P7">Ancak aynı kombinasyon farklı bir sıra ile ("code token") tekrar kayıt edilemez.</text:p>
            </text:list-item>
          </text:list>
        </text:list-item>
      </text:list>
      <text:p text:style-name="Horizontal_20_Line"/>
      <text:h text:style-name="Heading_20_3" text:outline-level="3"><text:span text:style-name="Strong_20_Emphasis">8.5. Ek Hata Kodlarının Tanımlanması</text:span></text:h>
      <text:list text:style-name="L5">
        <text:list-item>
          <text:p text:style-name="P9"><text:span text:style-name="Strong_20_Emphasis">Yeni Hata Kodları:</text:span></text:p>
          <text:list>
            <text:list-item>
              <text:p text:style-name="P10">Yeni hata kodları, protokol genişletmeleriyle ilgili ek durumlar için tanımlanabilir. Örneğin:</text:p>
              <text:list>
                <text:list-item>
                  <text:p text:style-name="P10">Yetkilendirme kodu hata yanıtı.</text:p>
                </text:list-item>
                <text:list-item>
                  <text:p text:style-name="P10">Belirteç hata yanıtı.</text:p>
                </text:list-item>
                <text:list-item>
                  <text:p text:style-name="P10">Kaynağa erişim hata yanıtı.</text:p>
                </text:list-item>
              </text:list>
            </text:list-item>
          </text:list>
        </text:list-item>
        <text:list-item>
          <text:p text:style-name="P9"><text:span text:style-name="Strong_20_Emphasis">Kayıt Gereklilikleri:</text:span></text:p>
          <text:list>
            <text:list-item>
              <text:p text:style-name="P10">Eğer hata kodu kayıtlı bir belirteç türü, uç nokta parametresi veya yetkilendirme türü ile ilişkiliyse, kayıt edilmelidir (Bölüm 11.4).</text:p>
            </text:list-item>
            <text:list-item>
              <text:p text:style-name="P10">Kayıtsız genişletmelerde kullanılan hata kodları ise isteğe bağlı olarak kayıt edilebilir.</text:p>
            </text:list-item>
          </text:list>
        </text:list-item>
        <text:list-item>
          <text:p text:style-name="P9"><text:span text:style-name="Strong_20_Emphasis">Adlandırma Kuralları:</text:span></text:p>
          <text:list>
            <text:list-item>
              <text:p text:style-name="P10">Hata kodları, <text:span text:style-name="Strong_20_Emphasis">error ABNF</text:span> kurallarına uygun olmalıdır.</text:p>
            </text:list-item>
            <text:list-item>
              <text:p text:style-name="P9">Benzersiz bir adlandırma sağlamak için hata kodu genellikle bir önek ile başlamalıdır (ör. <text:span text:style-name="Source_20_Text">example_invalid</text:span>).</text:p>
            </text:list-item>
          </text:list>
        </text:list-item>
      </text:list>
      <text:p text:style-name="Horizontal_20_Line"/>
      <text:h text:style-name="Heading_20_3" text:outline-level="3">Özet</text:h>
      <text:p text:style-name="Text_20_body">Bu bölüm, OAuth protokolünün genişletilebilirliğini sağlamak için kullanılan prosedürleri tanımlamaktadır. Her bir genişletme türü, kayıt gereklilikleri ve adlandırma standartları ile net bir şekilde yapılandırılmıştır. Bu sayede, genişletmelerin standartlaşması ve uyumluluk kolaylaşı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20:32:52.484412760</meta:creation-date>
    <dc:date>2025-01-26T20:33:45.529287723</dc:date>
    <meta:editing-duration>PT53S</meta:editing-duration>
    <meta:editing-cycles>1</meta:editing-cycles>
    <meta:document-statistic meta:table-count="0" meta:image-count="0" meta:object-count="0" meta:page-count="2" meta:paragraph-count="47" meta:word-count="422" meta:character-count="3171" meta:non-whitespace-character-count="2836"/>
    <meta:generator>LibreOffice/7.4.7.2$Linux_X86_64 LibreOffice_project/40$Build-2</meta:generator>
  </office:meta>
</office:document-meta>
</file>